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true" fo:min-height="2.965cm" fo:min-width="2.9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.35cm" draw:marker-end-width="0.3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_32__20_Dots_20_1_20_Dash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5cm" svg:height="3.315cm" svg:x="10cm" svg:y="1cm">
          <text:p text:style-name="P1">Interface<text:line-break/>Control<text:line-break/>Docum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" draw:layer="layout" svg:width="4.5cm" svg:height="3cm" svg:x="5cm" svg:y="5.5cm">
          <text:p text:style-name="P1">cutpl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id="id5" draw:layer="layout" svg:width="4cm" svg:height="3.5cm" svg:x="10cm" svg:y="10cm">
          <text:p text:style-name="P1">Rejec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3" draw:layer="layout" svg:width="4cm" svg:height="3.5cm" svg:x="1cm" svg:y="1cm"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id="id4" draw:layer="layout" svg:width="4cm" svg:height="3.5cm" svg:x="1cm" svg:y="10cm">
          <text:p text:style-name="P1">Accep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draw:type="line" svg:x1="11.749cm" svg:y1="4.117cm" svg:x2="9.5cm" svg:y2="7cm" draw:start-shape="id1" draw:start-glue-point="6" draw:end-shape="id2" draw:end-glue-point="1" svg:d="m11749 4117-2249 2883">
          <text:p/>
        </draw:connector>
        <draw:connector draw:style-name="gr6" draw:text-style-name="P1" draw:layer="layout" draw:type="line" svg:x1="2.999cm" svg:y1="4.5cm" svg:x2="5cm" svg:y2="7cm" draw:start-shape="id3" draw:start-glue-point="8" draw:end-shape="id2" svg:d="m2999 4500 2001 2500">
          <text:p/>
        </draw:connector>
        <draw:connector draw:style-name="gr6" draw:text-style-name="P1" draw:layer="layout" draw:type="line" svg:x1="7.25cm" svg:y1="8.5cm" svg:x2="4.592cm" svg:y2="11.749cm" draw:start-shape="id2" draw:start-glue-point="2" draw:end-shape="id4" draw:end-glue-point="9" svg:d="m7250 8500-2658 3249">
          <text:p/>
        </draw:connector>
        <draw:connector draw:style-name="gr7" draw:text-style-name="P1" draw:layer="layout" draw:type="line" svg:x1="7.25cm" svg:y1="8.5cm" svg:x2="10.399cm" svg:y2="11.749cm" draw:start-shape="id2" draw:start-glue-point="2" draw:end-shape="id5" draw:end-glue-point="6" svg:d="m7250 8500 3149 3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3T17:18:20</meta:creation-date>
    <dc:date>2009-05-29T16:14:11</dc:date>
    <meta:editing-duration>PT08H52M52S</meta:editing-duration>
    <meta:editing-cycles>7</meta:editing-cycles>
    <meta:generator>OpenOffice.org/3.1$Unix OpenOffice.org_project/310m11$Build-939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